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bdd" officeooo:paragraph-rsid="00080bdd"/>
    </style:style>
    <style:style style:name="P2" style:family="paragraph" style:parent-style-name="Standard" style:list-style-name="L1">
      <style:text-properties officeooo:rsid="00080bdd" officeooo:paragraph-rsid="00080bdd"/>
    </style:style>
    <style:style style:name="P3" style:family="paragraph" style:parent-style-name="Standard" style:list-style-name="L2">
      <style:text-properties officeooo:rsid="00080bdd" officeooo:paragraph-rsid="00080bdd"/>
    </style:style>
    <style:style style:name="P4" style:family="paragraph" style:parent-style-name="Standard" style:list-style-name="L1">
      <style:text-properties officeooo:paragraph-rsid="00080bdd"/>
    </style:style>
    <style:style style:name="P5" style:family="paragraph" style:parent-style-name="Standard" style:list-style-name="L1">
      <style:text-properties officeooo:paragraph-rsid="000829ce"/>
    </style:style>
    <style:style style:name="P6" style:family="paragraph" style:parent-style-name="Standard" style:list-style-name="L1">
      <style:text-properties officeooo:rsid="000829ce" officeooo:paragraph-rsid="000829ce"/>
    </style:style>
    <style:style style:name="P7" style:family="paragraph" style:parent-style-name="Standard" style:list-style-name="L2">
      <style:text-properties officeooo:rsid="000829ce" officeooo:paragraph-rsid="000829ce"/>
    </style:style>
    <style:style style:name="P8" style:family="paragraph" style:parent-style-name="Standard" style:list-style-name="L3">
      <style:text-properties officeooo:rsid="000829ce" officeooo:paragraph-rsid="000829ce"/>
    </style:style>
    <style:style style:name="P9" style:family="paragraph" style:parent-style-name="Standard" style:list-style-name="L4">
      <style:text-properties officeooo:rsid="000829ce" officeooo:paragraph-rsid="000829ce"/>
    </style:style>
    <style:style style:name="P10" style:family="paragraph" style:parent-style-name="Standard" style:list-style-name="L2">
      <style:text-properties officeooo:rsid="00098d2e" officeooo:paragraph-rsid="00098d2e"/>
    </style:style>
    <style:style style:name="P11" style:family="paragraph" style:parent-style-name="Standard" style:list-style-name="L1">
      <style:text-properties officeooo:rsid="00098d2e" officeooo:paragraph-rsid="00098d2e"/>
    </style:style>
    <style:style style:name="P12" style:family="paragraph" style:parent-style-name="Standard">
      <style:text-properties officeooo:rsid="000cbf94" officeooo:paragraph-rsid="000cbf94"/>
    </style:style>
    <style:style style:name="P13" style:family="paragraph" style:parent-style-name="Standard" style:list-style-name="L5">
      <style:text-properties officeooo:rsid="000cbf94" officeooo:paragraph-rsid="000cbf94"/>
    </style:style>
    <style:style style:name="P14" style:family="paragraph" style:parent-style-name="Standard" style:list-style-name="L5">
      <style:text-properties officeooo:rsid="000e0ae1" officeooo:paragraph-rsid="000e0ae1"/>
    </style:style>
    <style:style style:name="T1" style:family="text">
      <style:text-properties officeooo:rsid="00080b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29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nt Up Tasks Rethink:</text:p>
      <text:p text:style-name="P1"/>
      <text:p text:style-name="P1"><text:span text:style-name="T2">Purpose of Project</text:span>: A lightweight program that allows a single user to manage their time better by organizing their tasks and projects.</text:p>
      <text:p text:style-name="P1"><text:span text:style-name="T2">Minimum Viable Program (MVP)</text:span>: A Java applet with an SQLite database.</text:p>
      <text:list xml:id="list4142810331" text:style-name="L1">
        <text:list-item>
          <text:p text:style-name="P2">A minimal database for the project, with only the scope of the MVP to consider.</text:p>
          <text:list>
            <text:list-item>
              <text:p text:style-name="P6">Default options for categories, genres, etc.</text:p>
            </text:list-item>
            <text:list-item>
              <text:p text:style-name="P6">Default Tables: Priority, Timeframe, Genre, Tasktype, Progress, Task (TaskHistory is there, but it will be ignored for the MVP)</text:p>
            </text:list-item>
          </text:list>
        </text:list-item>
        <text:list-item>
          <text:p text:style-name="P2">Create, Edit, and Remove tasks</text:p>
          <text:list>
            <text:list-item>
              <text:p text:style-name="P2">Recursive tasks that link to a root task.</text:p>
            </text:list-item>
            <text:list-item>
              <text:p text:style-name="P2">Template tasks that can be used to start projects.</text:p>
            </text:list-item>
            <text:list-item>
              <text:p text:style-name="P5"><text:span text:style-name="T3">Remove task and all branches from that task</text:span></text:p>
            </text:list-item>
            <text:list-item>
              <text:p text:style-name="P6">Keep task but remove all branches from that task</text:p>
            </text:list-item>
          </text:list>
        </text:list-item>
        <text:list-item>
          <text:p text:style-name="P4"><text:span text:style-name="T1">Import tasks to a text file.</text:span></text:p>
        </text:list-item>
        <text:list-item>
          <text:p text:style-name="P2">Proper package programming</text:p>
          <text:list>
            <text:list-item>
              <text:p text:style-name="P4"><text:span text:style-name="T3">Graphics</text:span><text:span text:style-name="T1"> Package</text:span></text:p>
            </text:list-item>
            <text:list-item>
              <text:p text:style-name="P4"><text:span text:style-name="T3">Database</text:span><text:span text:style-name="T1"> Package</text:span></text:p>
            </text:list-item>
          </text:list>
        </text:list-item>
        <text:list-item>
          <text:p text:style-name="P11">Default grouping and sorting view by priority and due date.</text:p>
        </text:list-item>
        <text:list-item>
          <text:p text:style-name="P11">Ability to filter root tasks by categories</text:p>
        </text:list-item>
      </text:list>
      <text:p text:style-name="P1"><text:span text:style-name="T2">Extended Features</text:span>:</text:p>
      <text:list xml:id="list3420110493" text:style-name="L2">
        <text:list-item>
          <text:p text:style-name="P3">Change program to either C++, C#, or Python, and implement nicer Graphics.</text:p>
        </text:list-item>
        <text:list-item>
          <text:p text:style-name="P3">An extended database, with the purpose of expanding the project to include more features in the future. For example, a calendar or address book.</text:p>
        </text:list-item>
        <text:list-item>
          <text:p text:style-name="P3">Ability to create custom templates for tasks.</text:p>
        </text:list-item>
        <text:list-item>
          <text:p text:style-name="P7">Ability to create and remove custom reference categories.</text:p>
        </text:list-item>
        <text:list-item>
          <text:p text:style-name="P3">Historical task updating</text:p>
        </text:list-item>
        <text:list-item>
          <text:p text:style-name="P3">Import tasks to a pdf, odt, or docx file formats.</text:p>
        </text:list-item>
        <text:list-item>
          <text:p text:style-name="P10">Ability to sort tasks by category, time created, etc.</text:p>
        </text:list-item>
        <text:list-item>
          <text:p text:style-name="P10">Ability to sort tasks by timestamps</text:p>
        </text:list-item>
      </text:list>
      <text:p text:style-name="P1"><text:span text:style-name="T2">Resources Available</text:span>:</text:p>
      <text:list xml:id="list2807893979" text:style-name="L3">
        <text:list-item>
          <text:p text:style-name="P8">Netbeans IDE</text:p>
        </text:list-item>
        <text:list-item>
          <text:p text:style-name="P8">SQLite Documentation</text:p>
        </text:list-item>
        <text:list-item>
          <text:p text:style-name="P8">Java Documentation</text:p>
        </text:list-item>
        <text:list-item>
          <text:p text:style-name="P8">Github Project Management</text:p>
        </text:list-item>
        <text:list-item>
          <text:p text:style-name="P8">Git Terminal</text:p>
        </text:list-item>
      </text:list>
      <text:p text:style-name="P1"><text:span text:style-name="T2">Milestones</text:span>:</text:p>
      <text:list xml:id="list180138904" text:style-name="L4">
        <text:list-item>
          <text:p text:style-name="P9">Complete design of GUI</text:p>
        </text:list-item>
        <text:list-item>
          <text:p text:style-name="P9">DB creation scripts</text:p>
        </text:list-item>
        <text:list-item>
          <text:p text:style-name="P9"/>
        </text:list-item>
      </text:list>
      <text:p text:style-name="P1"><text:span text:style-name="T2">Context</text:span>: The desire to create a larger database and program to gain experience has pushed me to create this project. Furthermore, with more things that I want to do, I figured a to-do managing app would be a great way to practice my skills. In addition <text:soft-page-break/>to programming, I’m approaching this project from a management standpoint as well, I am to complete the process as I might if I was a software engineer.</text:p>
      <text:p text:style-name="P1"/>
      <text:p text:style-name="P12">Github Projects:</text:p>
      <text:list xml:id="list552263925" text:style-name="L5">
        <text:list-item>
          <text:p text:style-name="P13">SQLite JDBC: For all of the background code for the database.</text:p>
          <text:list>
            <text:list-item>
              <text:p text:style-name="P14">Need to clean up this project in GitHub</text:p>
            </text:list-item>
          </text:list>
        </text:list-item>
        <text:list-item>
          <text:p text:style-name="P13">GUI Alpha: For the initial, basic GUI.</text:p>
        </text:list-item>
        <text:list-item>
          <text:p text:style-name="P13">Later Versions: For extended feature branches, until they get projects of their ow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1-02-10T12:29:48.729237919</meta:creation-date>
    <dc:date>2021-02-10T12:54:40.028052896</dc:date>
    <dc:creator>Nicholas Neumeyer</dc:creator>
    <meta:editing-duration>PT4M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42" meta:word-count="396" meta:character-count="2210" meta:non-whitespace-character-count="1889"/>
  </office:meta>
</office:document-meta>
</file>